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automatic-styles>
    <style:style style:name="P1" style:family="paragraph" style:parent-style-name="Standard" style:master-page-name="Standard">
      <style:paragraph-properties style:page-number="auto"/>
    </style:style>
    <style:style style:name="auto-1204216394_0" style:family="text">
      <style:text-properties fo:font-weight="bold"/>
    </style:style>
    <style:style style:name="auto-1204216394_1" style:family="text">
      <style:text-properties fo:font-style="italic"/>
    </style:style>
    <style:style style:name="auto-1204216394_2" style:family="text">
      <style:text-properties fo:font-weight="bold"/>
    </style:style>
    <style:style style:parent-style-name="Standard" style:family="paragraph" style:name="auto-1204216394_4">
      <style:paragraph-properties fo:margin-left="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uto-1204216394_0">При жизни Вы его любили,</text:span></text:p>
      <text:p text:style-name="Standard"><text:span text:style-name="auto-1204216394_0">И в верности клялись навек,</text:span></text:p>
      <text:p text:style-name="Standard"><text:span text:style-name="auto-1204216394_0">Несите же венки из лилий</text:span></text:p>
      <text:p text:style-name="Standard">На свежий снег.</text:p>
      <text:p text:style-name="Standard"/>
      <text:p text:style-name="Standard">Над горестным его ночлегом</text:p>
      <text:p text:style-name="Standard"><text:span text:style-name="auto-1204216394_1">Помедлите на краткий срок,</text:span></text:p>
      <text:p text:style-name="Standard">Чтоб он под этим первым снегом</text:p>
      <text:p text:style-name="Standard">Не слишком дрог.</text:p>
      <text:p text:style-name="Standard"/>
      <text:p text:style-name="Standard">Дыханием души и тела</text:p>
      <text:p text:style-name="Standard">Согрейте ледяную кровь!</text:p>
      <text:p text:style-name="auto-1204216394_4">Но, если в Вас уже успела</text:p>
      <text:p text:style-name="Standard">остыть любовь –</text:p>
      <text:p text:style-name="Standard"/>
      <text:p text:style-name="Standard">К любовнику – любите братца,</text:p>
      <text:p text:style-name="Standard">Ребенка с венчиком на лбу,-</text:p>
      <text:p text:style-name="Standard">Ему ведь не к кому прижаться</text:p>
      <text:p text:style-name="Standard">В своем гробу.</text:p>
      <text:p text:style-name="Standard"/>
      <text:p text:style-name="Standard"><text:span text:style-name="auto-1204216394_2">Ах, он, кого Вы так любили</text:span></text:p>
      <text:p text:style-name="Standard"><text:span text:style-name="auto-1204216394_2">И за кого пошли бы в ад,</text:span></text:p>
      <text:p text:style-name="Standard"><text:span text:style-name="auto-1204216394_2">Он в том, что он сейчас в могиле,-</text:span></text:p>
      <text:p text:style-name="Standard"><text:span text:style-name="auto-1204216394_2">Не</text:span> виноват!</text:p>
      <text:p text:style-name="Standard"/>
      <text:p text:style-name="Standard">От шороха шагов и платья</text:p>
      <text:p text:style-name="Standard">Дрожавший с головы до ног –</text:p>
      <text:p text:style-name="Standard">Как он открыл бы Вам объятья,</text:p>
      <text:p text:style-name="Standard">Когда бы мог!</text:p>
      <text:p text:style-name="Standard"/>
      <text:p text:style-name="Standard">О женщины! Ведь он для каждой</text:p>
      <text:p text:style-name="Standard">Был весь – безумие и пыл!</text:p>
      <text:p text:style-name="Standard">Припомните, с какою жаждой</text:p>
      <text:p text:style-name="Standard">Он вас любил!</text:p>
      <text:p text:style-name="Standard"/>
      <text:p text:style-name="Standard">Припомните, как каждый взгляд вы</text:p>
      <text:p text:style-name="Standard">Ловили у его очей,</text:p>
      <text:p text:style-name="Standard">Припомните былые клятвы</text:p>
      <text:p text:style-name="Standard">Во тьме ночей.</text:p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Thorndale1" svg:font-family="Thorndale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="100%" fo:margin-left="0in" fo:margin-right="0in" fo:margin-top="0in" fo:margin-bottom="0in" fo:line-height="100%" fo:text-align="start" style:justify-single-word="false" fo:keep-together="auto" fo:orphans="0" fo:widows="0" fo:text-indent="0in" style:auto-text-indent="false" fo:keep-with-next="auto" style:writing-mode="lr-tb"/>
      <style:text-properties fo:font-variant="normal" fo:text-transform="none" fo:color="#000000" style:text-line-through-styl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="100%" fo:margin-left="0in" fo:margin-right="0in" fo:margin-top="0.1665in" fo:margin-bottom="0.1965in" fo:line-height="10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0" style:text-line-through-style="none" style:text-position="0% 100%" style:font-name="Thorndale" fo:font-size="24pt" fo:font-style="normal" style:text-underline-style="none" fo:font-weight="bold" style:font-name-asian="Thorndale1" style:font-size-asian="24pt" style:font-style-asian="normal" style:font-weight-asian="bold" style:font-name-complex="Thorndale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Subtitle" style:default-outline-level="" style:class="chapter">
      <style:paragraph-properties fo:margin-top="0.3335in" fo:margin-bottom="0.0835in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25in" fo:margin-bottom="0.0555in" fo:line-height="100%" fo:text-align="center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dc:title>testdoc.docx</dc:title>
    <meta:generator>WebODF/0.4.2-1609-g56ac3f1 Mozilla/5.0 (Macintosh; Intel Mac OS X 10_9_1) AppleWebKit/537.36 (KHTML, like Gecko) Chrome/32.0.1700.102 Safari/537.36</meta:generator>
    <dc:creator>Unknown Author</dc:creator>
    <dc:date>2014-01-30T21:22:03.149Z</dc:date>
    <meta:editing-cycles>1</meta:editing-cycles>
  </office:meta>
</office:document-meta>
</file>